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-asian="Noto Sans CJK JP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kaoPGothic" style:font-name="Liberation Sans" style:language-complex="hi" style:country-complex="IN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TakaoPGoth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r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Journal</text:p>
          </table:table-cell>
          <table:table-cell table:number-columns-repeated="3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_Computational_Theory_of_Human_Stereo_Vision</text:p>
          </table:table-cell>
          <table:table-cell office:value-type="string" calcext:value-type="string">
            <text:p>D. Marr; T. Poggio</text:p>
          </table:table-cell>
          <table:table-cell table:number-columns-repeated="4"/>
        </table:table-row>
        <table:table-row table:style-name="ro3">
          <table:table-cell office:value-type="float" office:value="1976" calcext:value-type="float">
            <text:p>1976</text:p>
          </table:table-cell>
          <table:table-cell office:value-type="string" calcext:value-type="string">
            <text:p>From Understanding Computation to Understanding Neural Circuitry</text:p>
          </table:table-cell>
          <table:table-cell office:value-type="string" calcext:value-type="string">
            <text:p>D. Marr; T. Poggio</text:p>
          </table:table-cell>
          <table:table-cell table:number-columns-repeated="4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A Single Mechanism Can Account for Human Perception of Depth in Mixed Correlation Random Dot Stereograms</text:p>
          </table:table-cell>
          <table:table-cell office:value-type="string" calcext:value-type="string">
            <text:p>Henriksen S, Cumming B, Read J and Gegenfurtner K </text:p>
          </table:table-cell>
          <table:table-cell office:value-type="string" calcext:value-type="string">
            <text:p>PLOS Computational Biology, 10.1371/journal.pcbi.1004906, 12:5, (e1004906)</text:p>
          </table:table-cell>
          <table:table-cell table:number-columns-repeated="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The role of occlusion in the perception of depth, lightness, and opacity.,</text:p>
          </table:table-cell>
          <table:table-cell office:value-type="string" calcext:value-type="string">
            <text:p>Anderson B </text:p>
          </table:table-cell>
          <table:table-cell office:value-type="string" calcext:value-type="string">
            <text:p>Psychological Review, 10.1037/0033-295X.110.4.785, 110:4, (785-801)</text:p>
          </table:table-cell>
          <table:table-cell table:number-columns-repeated="3"/>
        </table:table-row>
        <table:table-row table:style-name="ro4">
          <table:table-cell office:value-type="float" office:value="1981" calcext:value-type="float">
            <text:p>1981</text:p>
          </table:table-cell>
          <table:table-cell office:value-type="string" calcext:value-type="string">
            <text:p>A computer implementation of a theory of human stereo vision</text:p>
          </table:table-cell>
          <table:table-cell office:value-type="string" calcext:value-type="string">
            <text:p>W. E. L. Grimson</text:p>
          </table:table-cell>
          <table:table-cell office:value-type="string" calcext:value-type="string">
            <text:p>Philosophical Transactions of the Royal Society of London. B, Biological Sciences, 292:1058, (217-253), </text:p>
          </table:table-cell>
          <table:table-cell table:number-columns-repeated="3"/>
        </table:table-row>
        <table:table-row table:style-name="ro5">
          <table:table-cell office:value-type="float" office:value="1982" calcext:value-type="float">
            <text:p>1982</text:p>
          </table:table-cell>
          <table:table-cell office:value-type="string" calcext:value-type="string">
            <text:p>Artificial Intelligence Approaches to Image Understanding</text:p>
          </table:table-cell>
          <table:table-cell office:value-type="string" calcext:value-type="string">
            <text:p>Michael Brady </text:p>
          </table:table-cell>
          <table:table-cell office:value-type="string" calcext:value-type="string">
            <text:p>Pattern Recognition Theory and Applications pp 205–264Cite as</text:p>
          </table:table-cell>
          <table:table-cell table:number-columns-repeated="3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PMENet: phase map enhancement for Fourier transform profilometry using deep learning</text:p>
          </table:table-cell>
          <table:table-cell office:value-type="string" calcext:value-type="string">
            <text:p>Suresh V, Zheng Y and Li B</text:p>
          </table:table-cell>
          <table:table-cell office:value-type="string" calcext:value-type="string">
            <text:p>Measurement Science and Technology, 10.1088/1361-6501/abf805, 32:10, (105001),</text:p>
          </table:table-cell>
          <table:table-cell table:number-columns-repeated="3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Beyond dichotomies in reinforcement learning</text:p>
          </table:table-cell>
          <table:table-cell office:value-type="string" calcext:value-type="string">
            <text:p>Collins A and Cockburn J</text:p>
          </table:table-cell>
          <table:table-cell office:value-type="string" calcext:value-type="string">
            <text:p>Nature Reviews Neuroscience, 10.1038/s41583-020-0355-6, 21:10, </text:p>
          </table:table-cell>
          <table:table-cell table:number-columns-repeated="3"/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Artificial Intelligence and Computer Vision</text:p>
          </table:table-cell>
          <table:table-cell office:value-type="string" calcext:value-type="string">
            <text:p>Atallah S (2021)</text:p>
          </table:table-cell>
          <table:table-cell office:value-type="string" calcext:value-type="string">
            <text:p>Digital Surgery, 10.1007/978-3-030-49100-0_31, </text:p>
          </table:table-cell>
          <table:table-cell table:number-columns-repeated="3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Accurate hierarchical stereo matching based on 3D plane labeling of superpixel for stereo images from rovers, I</text:p>
          </table:table-cell>
          <table:table-cell office:value-type="string" calcext:value-type="string">
            <text:p>Li H, Li Z, Huang J, Meng B and Zhang Z (2021) </text:p>
          </table:table-cell>
          <table:table-cell office:value-type="string" calcext:value-type="string">
            <text:p>International Journal of Advanced Robotic Systems, </text:p>
          </table:table-cell>
          <table:table-cell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Information Compression as a Unifying Principle in Human Learning, Perception, and Cognition, </text:p>
          </table:table-cell>
          <table:table-cell office:value-type="string" calcext:value-type="string">
            <text:p>Wolff J </text:p>
          </table:table-cell>
          <table:table-cell office:value-type="string" calcext:value-type="string">
            <text:p>Complexity, 10.1155/2019/1879746, 2019, (1-38), </text:p>
          </table:table-cell>
          <table:table-cell table:number-columns-repeated="3"/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string" calcext:value-type="string">
            <text:p>A Computational Model for the Neural Representation and Estimation of the Binocular Vector Disparity from Convergent Stereo Image Pairs, </text:p>
          </table:table-cell>
          <table:table-cell office:value-type="string" calcext:value-type="string">
            <text:p>Chessa M and Solari F</text:p>
          </table:table-cell>
          <table:table-cell office:value-type="string" calcext:value-type="string">
            <text:p>International Journal of Neural Systems, 10.1142/S0129065718500296, 29:05, (1850029),</text:p>
          </table:table-cell>
          <table:table-cell table:number-columns-repeated="3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Microsaccades for Neuromorphic Stereo Vision</text:p>
          </table:table-cell>
          <table:table-cell office:value-type="string" calcext:value-type="string">
            <text:p>Kaiser J, Weinland J, Keller P, Steffen L, Tieck J, Reichard D, Roennau A, Conradt J and Dillmann R</text:p>
          </table:table-cell>
          <table:table-cell office:value-type="string" calcext:value-type="string">
            <text:p>Artificial Neural Networks and Machine Learning – ICANN 2018, </text:p>
          </table:table-cell>
          <table:table-cell table:number-columns-repeated="3"/>
        </table:table-row>
        <table:table-row table:style-name="ro5">
          <table:table-cell office:value-type="float" office:value="2018" calcext:value-type="float">
            <text:p>2018</text:p>
          </table:table-cell>
          <table:table-cell office:value-type="string" calcext:value-type="string">
            <text:p>A Novel Method of Human Tracking Based on Stereo Vision </text:p>
          </table:table-cell>
          <table:table-cell office:value-type="string" calcext:value-type="string">
            <text:p>Ting L and Yuelin D</text:p>
          </table:table-cell>
          <table:table-cell office:value-type="string" calcext:value-type="string">
            <text:p>International Conference on Cloud Computing and Intelligence Systems 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Depth map generation for a reconnaissance robot via sensor fusion </text:p>
          </table:table-cell>
          <table:table-cell office:value-type="string" calcext:value-type="string">
            <text:p>Abeysekara A, Liyanage D, Welikala W, Godaliyadda G, Eakanayake M and Wijayakulasooriya J</text:p>
          </table:table-cell>
          <table:table-cell office:value-type="string" calcext:value-type="string">
            <text:p>2015 IEEE 10th International Conference on Industrial and Information Systems (ICIIS), 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Model of Human Visual Cortex Inspired Computational Models for Visual Recognition </text:p>
          </table:table-cell>
          <table:table-cell office:value-type="string" calcext:value-type="string">
            <text:p>Wang J, Hou Q, Liu N and Zhang S</text:p>
          </table:table-cell>
          <table:table-cell office:value-type="string" calcext:value-type="string">
            <text:p>EEE International Conference on Multimedia Big Data (BigMM), 10.1109/BigMM.2015.29, </text:p>
          </table:table-cell>
          <table:table-cell table:number-columns-repeated="3"/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string" calcext:value-type="string">
            <text:p>A probabilistic approach to sparse multi scale phase based stereo </text:p>
          </table:table-cell>
          <table:table-cell office:value-type="string" calcext:value-type="string">
            <text:p>Ulusoy I, Hatici U and Hancock E</text:p>
          </table:table-cell>
          <table:table-cell office:value-type="string" calcext:value-type="string">
            <text:p>Proceedings of the IEEE 12th Signal Processing and Communications Applications Conference, 2004., 10.1109/SIU.2004.1338306</text:p>
          </table:table-cell>
          <table:table-cell table:number-columns-repeated="3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Interactions between development and learning during the acquisition of binocular disparity sensitivities </text:p>
          </table:table-cell>
          <table:table-cell office:value-type="string" calcext:value-type="string">
            <text:p>Dominguez M and Jacobs R</text:p>
          </table:table-cell>
          <table:table-cell office:value-type="string" calcext:value-type="string">
            <text:p>2nd International Conference on Development and Learning. ICDL 2002, </text:p>
          </table:table-cell>
          <table:table-cell table:number-columns-repeated="3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Perceptual grouping for multiple view stereo using tensor voting 1</text:p>
          </table:table-cell>
          <table:table-cell office:value-type="string" calcext:value-type="string">
            <text:p>Mordohai P and Medioni G</text:p>
          </table:table-cell>
          <table:table-cell office:value-type="string" calcext:value-type="string">
            <text:p>16th International Conference on Pattern Recognition, 10.1109/ICPR.2002.1048020, 0-7695-1695-X, (639-644)</text:p>
          </table:table-cell>
          <table:table-cell table:number-columns-repeated="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Improved motion stereo matching based on a modified dynamic programming</text:p>
          </table:table-cell>
          <table:table-cell office:value-type="string" calcext:value-type="string">
            <text:p>Kober V (2001) </text:p>
          </table:table-cell>
          <table:table-cell office:value-type="string" calcext:value-type="string">
            <text:p>Optical Engineering, 10.1117/1.1404992, 40:10, (2234), Online publication date: 1-Oct-2001.</text:p>
          </table:table-cell>
          <table:table-cell table:number-columns-repeated="3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Structure from Stereo by Associative Learning of the Constraints, </text:p>
          </table:table-cell>
          <table:table-cell office:value-type="string" calcext:value-type="string">
            <text:p>O'Toole A </text:p>
          </table:table-cell>
          <table:table-cell office:value-type="string" calcext:value-type="string">
            <text:p>Perception, 10.1068/p180767, 18:6, (767-782), Online publication date: 1-Dec-1989.</text:p>
          </table:table-cell>
          <table:table-cell table:number-columns-repeated="3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Computational Foundations of Natural Intelligence</text:p>
          </table:table-cell>
          <table:table-cell office:value-type="string" calcext:value-type="string">
            <text:p>Marcel van Gerven</text:p>
          </table:table-cell>
          <table:table-cell office:value-type="string" calcext:value-type="string">
            <text:p>Front Comput Neurosci. 2017; 11: 112. 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euroscience-Inspired Artificial Intelligence</text:p>
          </table:table-cell>
          <table:table-cell office:value-type="string" calcext:value-type="string">
            <text:p>    Demis Hassabis</text:p>
            <text:p>    Dharshan Kumaran</text:p>
            <text:p>    Christopher Summerfield</text:p>
            <text:p>    Matthew Botvinick</text:p>
          </table:table-cell>
          <table:table-cell office:value-type="string" calcext:value-type="string">
            <text:p/>
            <text:p><text:span text:style-name="T1">Open ArchiveDOI:</text:span><text:span text:style-name="T1"><text:a xlink:href="https://doi.org/10.1016/j.neuron.2017.06.011" xlink:type="simple">https://doi.org/10.1016/j.neuron.2017.06.011</text:a></text:span>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Recurrent Models of Visual Attention</text:p>
          </table:table-cell>
          <table:table-cell office:value-type="string" calcext:value-type="string">
            <text:p>olodymyr Mnih Nicolas Heess Alex Graves Koray Kavukcuoglu</text:p>
          </table:table-cell>
          <table:table-cell office:value-type="string" calcext:value-type="string">
            <text:p>NIPS</text:p>
          </table:table-cell>
          <table:table-cell table:number-columns-repeated="3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Neural machine translation by learning to align and translate</text:p>
          </table:table-cell>
          <table:table-cell office:value-type="string" calcext:value-type="string">
            <text:p>D. Bahdanau</text:p>
          </table:table-cell>
          <table:table-cell/>
          <table:table-cell office:value-type="string" calcext:value-type="string">
            <text:p>日本語解説あり</text:p>
            <text:p><text:a xlink:href="https://tips-memo.com/nmt" xlink:type="simple">https://tips-memo.com/nmt</text:a></text:p>
          </table:table-cell>
          <table:table-cell table:number-columns-repeated="2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Effective approaches to attention based neural machine translation</text:p>
          </table:table-cell>
          <table:table-cell office:value-type="string" calcext:value-type="string">
            <text:p>Thang Loung</text:p>
          </table:table-cell>
          <table:table-cell table:number-columns-repeated="4"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tention" table:style-name="ta1">
        <table:table-column table:style-name="co1" table:default-cell-style-name="Default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Journal</text:p>
          </table:table-cell>
          <table:table-cell/>
          <table:table-cell table:style-name="ce1" table:number-columns-repeated="2"/>
        </table:table-row>
        <table:table-row table:style-name="ro3">
          <table:table-cell table:style-name="ce1" office:value-type="float" office:value="2017" calcext:value-type="float">
            <text:p>2017</text:p>
          </table:table-cell>
          <table:table-cell office:value-type="string" calcext:value-type="string">
            <text:p>Neuroscience-Inspired Artificial Intelligence</text:p>
          </table:table-cell>
          <table:table-cell office:value-type="string" calcext:value-type="string">
            <text:p>    Demis Hassabis</text:p>
            <text:p>    Dharshan Kumaran</text:p>
            <text:p>    Christopher Summerfield</text:p>
            <text:p>    Matthew Botvinick</text:p>
          </table:table-cell>
          <table:table-cell office:value-type="string" calcext:value-type="string">
            <text:p/>
            <text:p><text:span text:style-name="T1">Open ArchiveDOI:</text:span><text:span text:style-name="T1"><text:a xlink:href="https://doi.org/10.1016/j.neuron.2017.06.011" xlink:type="simple">https://doi.org/10.1016/j.neuron.2017.06.011</text:a></text:span></text:p>
          </table:table-cell>
          <table:table-cell office:value-type="string" calcext:value-type="string">
            <text:p>review</text:p>
          </table:table-cell>
          <table:table-cell table:style-name="ce1" table:number-columns-repeated="2"/>
        </table:table-row>
        <table:table-row table:style-name="ro5">
          <table:table-cell table:style-name="ce1" office:value-type="float" office:value="2014" calcext:value-type="float">
            <text:p>2014</text:p>
          </table:table-cell>
          <table:table-cell office:value-type="string" calcext:value-type="string">
            <text:p>Recurrent Models of Visual Attention</text:p>
          </table:table-cell>
          <table:table-cell office:value-type="string" calcext:value-type="string">
            <text:p>olodymyr Mnih Nicolas Heess Alex Graves Koray Kavukcuoglu</text:p>
          </table:table-cell>
          <table:table-cell office:value-type="string" calcext:value-type="string">
            <text:p>NIPS</text:p>
          </table:table-cell>
          <table:table-cell/>
          <table:table-cell table:style-name="ce1" table:number-columns-repeated="2"/>
        </table:table-row>
        <table:table-row table:style-name="ro5">
          <table:table-cell table:style-name="ce1" office:value-type="float" office:value="2014" calcext:value-type="float">
            <text:p>2014</text:p>
          </table:table-cell>
          <table:table-cell office:value-type="string" calcext:value-type="string">
            <text:p>Neural machine translation by learning to align and translate</text:p>
          </table:table-cell>
          <table:table-cell office:value-type="string" calcext:value-type="string">
            <text:p>D. Bahdanau</text:p>
          </table:table-cell>
          <table:table-cell/>
          <table:table-cell office:value-type="string" calcext:value-type="string">
            <text:p>日本語解説あり</text:p>
            <text:p><text:a xlink:href="https://tips-memo.com/nmt" xlink:type="simple">https://tips-memo.com/nmt</text:a></text:p>
          </table:table-cell>
          <table:table-cell table:style-name="ce1" table:number-columns-repeated="2"/>
        </table:table-row>
        <table:table-row table:style-name="ro5">
          <table:table-cell table:style-name="ce1" office:value-type="float" office:value="2015" calcext:value-type="float">
            <text:p>2015</text:p>
          </table:table-cell>
          <table:table-cell office:value-type="string" calcext:value-type="string">
            <text:p>Effective approaches to attention based neural machine translation</text:p>
          </table:table-cell>
          <table:table-cell office:value-type="string" calcext:value-type="string">
            <text:p>Thang Loung</text:p>
          </table:table-cell>
          <table:table-cell table:number-columns-repeated="2"/>
          <table:table-cell table:style-name="ce1"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Show, Attend and Tell: Neural Image Caption</text:p>
            <text:p>Generation with Visual Attention</text:p>
          </table:table-cell>
          <table:table-cell office:value-type="string" calcext:value-type="string">
            <text:p>Kelvin Xu</text:p>
            <text:p>Yoshua Bengio</text:p>
          </table:table-cell>
          <table:table-cell table:number-columns-repeated="4"/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Bottom-Up and Top-Down Attention for Image Captioning</text:p>
            <text:p>and Visual Question Answering</text:p>
          </table:table-cell>
          <table:table-cell table:number-columns-repeated="2"/>
          <table:table-cell office:value-type="string" calcext:value-type="string">
            <text:p>microsof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Video Paragraph Captioning Using Hierarchical Recurrent Neural Networks</text:p>
          </table:table-cell>
          <table:table-cell/>
          <table:table-cell office:value-type="string" calcext:value-type="string">
            <text:p>CVPR</text:p>
          </table:table-cell>
          <table:table-cell office:value-type="string" calcext:value-type="string">
            <text:p>FB, baidu</text:p>
          </table:table-cell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Every Moment Counts: Dense Detailed Labeling of Actions in Complex</text:p>
            <text:p>Videos</text:p>
          </table:table-cell>
          <table:table-cell office:value-type="string" calcext:value-type="string">
            <text:p>Serena Yeung · Olga Russakovsky · Ning Jin · Mykhaylo Andriluka · Greg Mori ·</text:p>
            <text:p>Li Fei-Fei</text:p>
          </table:table-cell>
          <table:table-cell/>
          <table:table-cell office:value-type="string" calcext:value-type="string">
            <text:p>stanford</text:p>
          </table:table-cell>
          <table:table-cell table:number-columns-repeated="2"/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Visual Question Answering: A Survey of Methods and Datasets</text:p>
          </table:table-cell>
          <table:table-cell table:number-columns-repeated="2"/>
          <table:table-cell office:value-type="string" calcext:value-type="string">
            <text:p>adelaide大学</text:p>
            <text:p>オーストラリア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Tips and Tricks for Visual Question Answering:</text:p>
            <text:p>Learnings from the 2017 Challenge</text:p>
          </table:table-cell>
          <table:table-cell office:value-type="string" calcext:value-type="string">
            <text:p>Damien Teney∗ Peter Andersony1 Xiaodong Hez Anton van den Hengel</text:p>
          </table:table-cell>
          <table:table-cell/>
          <table:table-cell office:value-type="string" calcext:value-type="string">
            <text:p>microsoft</text:p>
            <text:p><text:span text:style-name="T2">adelaide大学</text:span>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ttention Is All You Need</text:p>
          </table:table-cell>
          <table:table-cell office:value-type="string" calcext:value-type="string">
            <text:p>Ashish Vaswani</text:p>
          </table:table-cell>
          <table:table-cell/>
          <table:table-cell office:value-type="string" calcext:value-type="string">
            <text:p>Google</text:p>
          </table:table-cell>
          <table:table-cell table:number-columns-repeated="2"/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Long Short-Term Memory-Networks for Machine Reading</text:p>
          </table:table-cell>
          <table:table-cell office:value-type="string" calcext:value-type="string">
            <text:p>Jianpeng Cheng, Li Dong and Mirella Lapata</text:p>
          </table:table-cell>
          <table:table-cell/>
          <table:table-cell office:value-type="string" calcext:value-type="string">
            <text:p>University of Edinburgh</text:p>
          </table:table-cell>
          <table:table-cell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00/00/00</text:date>, <text:time style:data-style-name="N2" text:time-value="01:39:24.55758582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07:46:57.978065049</meta:creation-date>
    <dc:date>2022-11-11T01:53:45.874867472</dc:date>
    <meta:editing-duration>P3DT2H36M21S</meta:editing-duration>
    <meta:editing-cycles>7</meta:editing-cycles>
    <meta:generator>LibreOffice/6.4.7.2$Linux_X86_64 LibreOffice_project/40$Build-2</meta:generator>
    <meta:document-statistic meta:table-count="2" meta:cell-count="154" meta:object-count="0"/>
  </office:meta>
</office:document-meta>
</file>